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>
      <style:text-properties officeooo:rsid="000708b3" officeooo:paragraph-rsid="000708b3"/>
    </style:style>
    <style:style style:name="P19" style:family="paragraph" style:parent-style-name="Text_20_body">
      <style:text-properties officeooo:rsid="000708b3"/>
    </style:style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style:style style:name="P40" style:family="paragraph" style:parent-style-name="Text_20_body" style:list-style-name="L36"/>
    <style:style style:name="P41" style:family="paragraph" style:parent-style-name="Text_20_body" style:list-style-name="L37"/>
    <style:style style:name="P42" style:family="paragraph" style:parent-style-name="Text_20_body" style:list-style-name="L38"/>
    <style:style style:name="P43" style:family="paragraph" style:parent-style-name="Text_20_body" style:list-style-name="L39"/>
    <style:style style:name="P44" style:family="paragraph" style:parent-style-name="Text_20_body" style:list-style-name="L40"/>
    <style:style style:name="P45" style:family="paragraph" style:parent-style-name="Text_20_body" style:list-style-name="L41"/>
    <style:style style:name="P46" style:family="paragraph" style:parent-style-name="Text_20_body" style:list-style-name="L42"/>
    <style:style style:name="P47" style:family="paragraph" style:parent-style-name="Text_20_body" style:list-style-name="L43"/>
    <style:style style:name="P48" style:family="paragraph" style:parent-style-name="Text_20_body" style:list-style-name="L44"/>
    <style:style style:name="P49" style:family="paragraph" style:parent-style-name="Text_20_body" style:list-style-name="L45"/>
    <style:style style:name="P50" style:family="paragraph" style:parent-style-name="Text_20_body" style:list-style-name="L46"/>
    <style:style style:name="P51" style:family="paragraph" style:parent-style-name="Text_20_body" style:list-style-name="L47"/>
    <style:style style:name="P52" style:family="paragraph" style:parent-style-name="Text_20_body" style:list-style-name="L48"/>
    <style:style style:name="P53" style:family="paragraph" style:parent-style-name="Text_20_body" style:list-style-name="L49"/>
    <style:style style:name="P54" style:family="paragraph" style:parent-style-name="Text_20_body" style:list-style-name="L50"/>
    <style:style style:name="P55" style:family="paragraph" style:parent-style-name="Text_20_body" style:list-style-name="L51"/>
    <style:style style:name="P56" style:family="paragraph" style:parent-style-name="Text_20_body" style:list-style-name="L52"/>
    <style:style style:name="P57" style:family="paragraph" style:parent-style-name="Text_20_body" style:list-style-name="L53"/>
    <style:style style:name="P58" style:family="paragraph" style:parent-style-name="Text_20_body" style:list-style-name="L54"/>
    <style:style style:name="P59" style:family="paragraph" style:parent-style-name="Text_20_body" style:list-style-name="L55"/>
    <style:style style:name="P60" style:family="paragraph" style:parent-style-name="Text_20_body" style:list-style-name="L56"/>
    <style:style style:name="P61" style:family="paragraph" style:parent-style-name="Text_20_body" style:list-style-name="L57"/>
    <style:style style:name="P62" style:family="paragraph" style:parent-style-name="Text_20_body" style:list-style-name="L58"/>
    <style:style style:name="P63" style:family="paragraph" style:parent-style-name="Text_20_body" style:list-style-name="L59"/>
    <style:style style:name="P64" style:family="paragraph" style:parent-style-name="Text_20_body" style:list-style-name="L60"/>
    <style:style style:name="P65" style:family="paragraph" style:parent-style-name="Text_20_body" style:list-style-name="L61"/>
    <style:style style:name="P66" style:family="paragraph" style:parent-style-name="Text_20_body" style:list-style-name="L62"/>
    <style:style style:name="P67" style:family="paragraph" style:parent-style-name="Text_20_body" style:list-style-name="L63"/>
    <style:style style:name="P68" style:family="paragraph" style:parent-style-name="Text_20_body" style:list-style-name="L64"/>
    <style:style style:name="P69" style:family="paragraph" style:parent-style-name="Text_20_body" style:list-style-name="L65"/>
    <style:style style:name="P70" style:family="paragraph" style:parent-style-name="Text_20_body" style:list-style-name="L66"/>
    <style:style style:name="P71" style:family="paragraph" style:parent-style-name="Text_20_body" style:list-style-name="L6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xcellent.<text:line-break/>Now we formalize the <text:span text:style-name="Strong_20_Emphasis">Student-Facing Portal (Production Version)</text:span> incorporating:</text:p>
      <text:list text:style-name="L37">
        <text:list-item>
          <text:p text:style-name="P41">Raw % + Accuracy % replacement everywhere</text:p>
        </text:list-item>
        <text:list-item>
          <text:p text:style-name="P41">Motivational UX design</text:p>
        </text:list-item>
        <text:list-item>
          <text:p text:style-name="P41">Solution access logic (current year only)</text:p>
        </text:list-item>
        <text:list-item>
          <text:p text:style-name="P41">TutorialVideoLink + SimulationLink integration</text:p>
        </text:list-item>
        <text:list-item>
          <text:p text:style-name="P41">Archive restrictions</text:p>
        </text:list-item>
        <text:list-item>
          <text:p text:style-name="P41">Layer-aware behavioral depth</text:p>
        </text:list-item>
        <text:list-item>
          <text:p text:style-name="P41">No raw session reads</text:p>
        </text:list-item>
        <text:list-item>
          <text:p text:style-name="P41">HOT–WARM–COLD alignment</text:p>
        </text:list-item>
      </text:list>
      <text:p text:style-name="Text_20_body">This is developer-ready architecture.</text:p>
      <text:p text:style-name="Horizontal_20_Line"/>
      <text:h text:style-name="Heading_20_1" text:outline-level="1">🧑‍🎓 STUDENT PORTAL</text:h>
      <text:p text:style-name="Text_20_body"><text:span text:style-name="Strong_20_Emphasis">Domain:</text:span> <text:span text:style-name="Source_20_Text">portal.yourdomain.com/student</text:span><text:line-break/><text:span text:style-name="Strong_20_Emphasis">Execution Domain:</text:span> <text:span text:style-name="Source_20_Text">exam.yourdomain.com/session/{sessionId}</text:span></text:p>
      <text:p text:style-name="Horizontal_20_Line"/>
      <text:h text:style-name="Heading_20_1" text:outline-level="1">0️⃣ CORE PRINCIPLES</text:h>
      <text:p text:style-name="Text_20_body">Student Portal must:</text:p>
      <text:list text:style-name="L38">
        <text:list-item>
          <text:p text:style-name="P42">Motivate</text:p>
        </text:list-item>
        <text:list-item>
          <text:p text:style-name="P42">Simplify</text:p>
        </text:list-item>
        <text:list-item>
          <text:p text:style-name="P42">Never intimidate</text:p>
        </text:list-item>
        <text:list-item>
          <text:p text:style-name="P42">Never expose raw system logic</text:p>
        </text:list-item>
        <text:list-item>
          <text:p text:style-name="P42">Never show commercial licensing</text:p>
        </text:list-item>
        <text:list-item>
          <text:p text:style-name="P42">Never query raw sessions</text:p>
        </text:list-item>
        <text:list-item>
          <text:p text:style-name="P42">Always use summary documents</text:p>
        </text:list-item>
        <text:list-item>
          <text:p text:style-name="P42">Replace “Score” with:</text:p>
          <text:list>
            <text:list-item>
              <text:p text:style-name="P42"><text:span text:style-name="Strong_20_Emphasis">Raw Score %</text:span></text:p>
            </text:list-item>
            <text:list-item>
              <text:p text:style-name="P42"><text:span text:style-name="Strong_20_Emphasis">Accuracy %</text:span></text:p>
            </text:list-item>
          </text:list>
        </text:list-item>
      </text:list>
      <text:p text:style-name="Text_20_body">Score (absolute marks) must not appear as cumulative metric anywhere.</text:p>
      <text:p text:style-name="Horizontal_20_Line"/>
      <text:h text:style-name="Heading_20_1" text:outline-level="1"><text:soft-page-break/>1️⃣ STUDENT PORTAL — COMPLETE MAP</text:h>
      <text:p text:style-name="Preformatted_20_Text"><text:span text:style-name="Source_20_Text">Student Portal</text:span></text:p>
      <text:p text:style-name="Preformatted_20_Text"><text:span text:style-name="Source_20_Text">│</text:span></text:p>
      <text:p text:style-name="Preformatted_20_Text"><text:span text:style-name="Source_20_Text">├── Dashboard</text:span></text:p>
      <text:p text:style-name="Preformatted_20_Text"><text:span text:style-name="Source_20_Text">├── My Tests</text:span></text:p>
      <text:p text:style-name="Preformatted_20_Text"><text:span text:style-name="Source_20_Text">│ <text:s text:c="3"/>├── Available</text:span></text:p>
      <text:p text:style-name="Preformatted_20_Text"><text:span text:style-name="Source_20_Text">│ <text:s text:c="3"/>├── In Progress</text:span></text:p>
      <text:p text:style-name="Preformatted_20_Text"><text:span text:style-name="Source_20_Text">│ <text:s text:c="3"/>├── Completed</text:span></text:p>
      <text:p text:style-name="Preformatted_20_Text"><text:span text:style-name="Source_20_Text">│ <text:s text:c="3"/>└── Archived</text:span></text:p>
      <text:p text:style-name="Preformatted_20_Text"><text:span text:style-name="Source_20_Text">│</text:span></text:p>
      <text:p text:style-name="Preformatted_20_Text"><text:span text:style-name="Source_20_Text">├── Performance</text:span></text:p>
      <text:p text:style-name="Preformatted_20_Text"><text:span text:style-name="Source_20_Text">│</text:span></text:p>
      <text:p text:style-name="Preformatted_20_Text"><text:span text:style-name="Source_20_Text">├── Insights (L1+)</text:span></text:p>
      <text:p text:style-name="Preformatted_20_Text"><text:span text:style-name="Source_20_Text">│</text:span></text:p>
      <text:p text:style-name="Preformatted_20_Text"><text:span text:style-name="Source_20_Text">├── Discipline (L2+)</text:span></text:p>
      <text:p text:style-name="Preformatted_20_Text"><text:span text:style-name="Source_20_Text">│</text:span></text:p>
      <text:p text:style-name="P1"><text:span text:style-name="Source_20_Text">└── Profile &amp; Settings</text:span></text:p>
      <text:p text:style-name="Horizontal_20_Line"/>
      <text:h text:style-name="Heading_20_1" text:outline-level="1">2️⃣ DASHBOARD (MOTIVATION-FIRST DESIGN)</text:h>
      <text:p text:style-name="Text_20_body">Purpose:<text:line-break/>Immediate clarity + confidence.</text:p>
      <text:p text:style-name="Text_20_body">Data source:</text:p>
      <text:list text:style-name="L39">
        <text:list-item>
          <text:p text:style-name="P43"><text:span text:style-name="Source_20_Text">studentYearMetrics</text:span></text:p>
        </text:list-item>
        <text:list-item>
          <text:p text:style-name="P43"><text:span text:style-name="Source_20_Text">runs (filtered)</text:span></text:p>
        </text:list-item>
        <text:list-item>
          <text:p text:style-name="P43"><text:span text:style-name="Source_20_Text">recent runAnalytics summary</text:span></text:p>
        </text:list-item>
      </text:list>
      <text:p text:style-name="Horizontal_20_Line"/>
      <text:h text:style-name="Heading_20_2" text:outline-level="2">🟢 L0 Dashboard</text:h>
      <text:h text:style-name="Heading_20_3" text:outline-level="3">Top Banner (Motivational)</text:h>
      <text:list text:style-name="L40">
        <text:list-item>
          <text:p text:style-name="P44">“Keep Building Momentum”</text:p>
        </text:list-item>
        <text:list-item>
          <text:p text:style-name="P44">Dynamic message:</text:p>
          <text:list>
            <text:list-item>
              <text:p text:style-name="P44">“You improved Raw % by +6% in last 3 tests.”</text:p>
            </text:list-item>
            <text:list-item>
              <text:p text:style-name="P44">“Consistency is your strength this month.”</text:p>
            </text:list-item>
          </text:list>
        </text:list-item>
      </text:list>
      <text:p text:style-name="Horizontal_20_Line"/>
      <text:h text:style-name="Heading_20_3" text:outline-level="3">Core Cards</text:h>
      <text:list text:style-name="L41">
        <text:list-item>
          <text:p text:style-name="P45">📊 Avg Raw Score % (Last 5 Tests)</text:p>
        </text:list-item>
        <text:list-item>
          <text:p text:style-name="P45"><text:soft-page-break/>🎯 Avg Accuracy %</text:p>
        </text:list-item>
        <text:list-item>
          <text:p text:style-name="P45">📝 Tests Attempted (Current Year)</text:p>
        </text:list-item>
        <text:list-item>
          <text:p text:style-name="P45">⏳ Upcoming Tests Count</text:p>
        </text:list-item>
        <text:list-item>
          <text:p text:style-name="P45">🏅 Batch Rank (Optional)</text:p>
        </text:list-item>
      </text:list>
      <text:p text:style-name="Text_20_body">No cumulative “Score”.</text:p>
      <text:p text:style-name="Horizontal_20_Line"/>
      <text:h text:style-name="Heading_20_2" text:outline-level="2">🟡 L1 Adds</text:h>
      <text:list text:style-name="L42">
        <text:list-item>
          <text:p text:style-name="P46">Phase Adherence %</text:p>
        </text:list-item>
        <text:list-item>
          <text:p text:style-name="P46">Easy Neglect %</text:p>
        </text:list-item>
        <text:list-item>
          <text:p text:style-name="P46">Hard Bias %</text:p>
        </text:list-item>
        <text:list-item>
          <text:p text:style-name="P46">Time Misallocation %</text:p>
        </text:list-item>
        <text:list-item>
          <text:p text:style-name="P46">Behavior Summary Tag</text:p>
        </text:list-item>
      </text:list>
      <text:p text:style-name="Text_20_body">Example:</text:p>
      <text:p text:style-name="Text_20_body">“You perform better when attempting Easy questions early.”</text:p>
      <text:p text:style-name="Text_20_body">Neutral language only.</text:p>
      <text:p text:style-name="Horizontal_20_Line"/>
      <text:h text:style-name="Heading_20_2" text:outline-level="2">🔵 L2 Adds</text:h>
      <text:list text:style-name="L43">
        <text:list-item>
          <text:p text:style-name="P47">Risk State Badge</text:p>
        </text:list-item>
        <text:list-item>
          <text:p text:style-name="P47">Discipline Index</text:p>
        </text:list-item>
        <text:list-item>
          <text:p text:style-name="P47">Controlled Mode Improvement Delta</text:p>
        </text:list-item>
        <text:list-item>
          <text:p text:style-name="P47">Guess Probability Indicator</text:p>
        </text:list-item>
        <text:list-item>
          <text:p text:style-name="P47">Mini Phase Compliance Trend</text:p>
        </text:list-item>
      </text:list>
      <text:p text:style-name="Text_20_body">Badge example:</text:p>
      <text:p text:style-name="Text_20_body">🟢 Stable<text:line-break/>🟡 Improving<text:line-break/>🔵 Building Discipline</text:p>
      <text:p text:style-name="Text_20_body">Never show “Volatile” aggressively.</text:p>
      <text:p text:style-name="Horizontal_20_Line"/>
      <text:h text:style-name="Heading_20_1" text:outline-level="1">3️⃣ MY TESTS SECTION</text:h>
      <text:p text:style-name="Text_20_body">Purpose:<text:line-break/>Assignment management + execution gateway.</text:p>
      <text:p text:style-name="Horizontal_20_Line"><text:soft-page-break/></text:p>
      <text:h text:style-name="Heading_20_2" text:outline-level="2">Tabs</text:h>
      <text:list text:style-name="L44">
        <text:list-item>
          <text:p text:style-name="P48">Available</text:p>
        </text:list-item>
        <text:list-item>
          <text:p text:style-name="P48">In Progress</text:p>
        </text:list-item>
        <text:list-item>
          <text:p text:style-name="P48">Completed</text:p>
        </text:list-item>
        <text:list-item>
          <text:p text:style-name="P48">Archived</text:p>
        </text:list-item>
      </text:list>
      <text:p text:style-name="Horizontal_20_Line"/>
      <text:h text:style-name="Heading_20_2" text:outline-level="2">AVAILABLE</text:h>
      <text:p text:style-name="Text_20_body">Each Test Card Shows:</text:p>
      <text:list text:style-name="L45">
        <text:list-item>
          <text:p text:style-name="P49">Test Name</text:p>
        </text:list-item>
        <text:list-item>
          <text:p text:style-name="P49">Duration</text:p>
        </text:list-item>
        <text:list-item>
          <text:p text:style-name="P49">Start Window</text:p>
        </text:list-item>
        <text:list-item>
          <text:p text:style-name="P49">End Window</text:p>
        </text:list-item>
        <text:list-item>
          <text:p text:style-name="P49">Mode Badge (simplified label)</text:p>
        </text:list-item>
        <text:list-item>
          <text:p text:style-name="P49">“Start Test” Button</text:p>
        </text:list-item>
      </text:list>
      <text:p text:style-name="Text_20_body">Start flow:</text:p>
      <text:p text:style-name="Preformatted_20_Text"><text:span text:style-name="Source_20_Text">Backend → create session</text:span></text:p>
      <text:p text:style-name="P1"><text:span text:style-name="Source_20_Text">→ Redirect to exam.yourdomain.com/session/{sessionId}</text:span></text:p>
      <text:p text:style-name="Text_20_body">No test links in email.</text:p>
      <text:p text:style-name="Horizontal_20_Line"/>
      <text:h text:style-name="Heading_20_2" text:outline-level="2">IN PROGRESS</text:h>
      <text:list text:style-name="L46">
        <text:list-item>
          <text:p text:style-name="P50">Resume Button</text:p>
        </text:list-item>
        <text:list-item>
          <text:p text:style-name="P50">Time Remaining</text:p>
        </text:list-item>
        <text:list-item>
          <text:p text:style-name="P50">Attempt Status</text:p>
        </text:list-item>
      </text:list>
      <text:p text:style-name="Horizontal_20_Line"/>
      <text:h text:style-name="Heading_20_2" text:outline-level="2">COMPLETED (CURRENT YEAR)</text:h>
      <text:p text:style-name="Text_20_body">For each test:</text:p>
      <text:p text:style-name="Text_20_body">Show:</text:p>
      <text:list text:style-name="L47">
        <text:list-item>
          <text:p text:style-name="P51">Raw Score %</text:p>
        </text:list-item>
        <text:list-item>
          <text:p text:style-name="P51">Accuracy %</text:p>
        </text:list-item>
        <text:list-item>
          <text:p text:style-name="P51"><text:soft-page-break/>Time Used</text:p>
        </text:list-item>
        <text:list-item>
          <text:p text:style-name="P51">Rank in Batch (optional)</text:p>
        </text:list-item>
        <text:list-item>
          <text:p text:style-name="P51">Completion Date</text:p>
        </text:list-item>
      </text:list>
      <text:p text:style-name="Text_20_body">Buttons:</text:p>
      <text:list text:style-name="L48">
        <text:list-item>
          <text:p text:style-name="P52">🔍 View Solutions (preferred over download for speed)</text:p>
        </text:list-item>
        <text:list-item>
          <text:p text:style-name="P52">📥 Download PDF Summary (optional)</text:p>
        </text:list-item>
      </text:list>
      <text:p text:style-name="Horizontal_20_Line"/>
      <text:h text:style-name="Heading_20_3" text:outline-level="3">SOLUTION VIEW STRUCTURE</text:h>
      <text:p text:style-name="Text_20_body">When student clicks View Solutions:</text:p>
      <text:p text:style-name="Text_20_body">For each question:</text:p>
      <text:list text:style-name="L49">
        <text:list-item>
          <text:p text:style-name="P53">Question Image</text:p>
        </text:list-item>
        <text:list-item>
          <text:p text:style-name="P53">Correct Answer</text:p>
        </text:list-item>
        <text:list-item>
          <text:p text:style-name="P53">Student Answer</text:p>
        </text:list-item>
        <text:list-item>
          <text:p text:style-name="P53">Explanation (SolutionImageFile)</text:p>
        </text:list-item>
        <text:list-item>
          <text:p text:style-name="P53">TutorialVideoLink (if exists)</text:p>
        </text:list-item>
        <text:list-item>
          <text:p text:style-name="P53">SimulationLink (if exists)</text:p>
        </text:list-item>
      </text:list>
      <text:p text:style-name="Text_20_body">Show links only if present.</text:p>
      <text:p text:style-name="Horizontal_20_Line"/>
      <text:h text:style-name="Heading_20_2" text:outline-level="2">ARCHIVED (PAST ACADEMIC YEAR)</text:h>
      <text:p text:style-name="Text_20_body">Show:</text:p>
      <text:list text:style-name="L50">
        <text:list-item>
          <text:p text:style-name="P54">Test Name</text:p>
        </text:list-item>
        <text:list-item>
          <text:p text:style-name="P54">Raw %</text:p>
        </text:list-item>
        <text:list-item>
          <text:p text:style-name="P54">Accuracy %</text:p>
        </text:list-item>
        <text:list-item>
          <text:p text:style-name="P54">Date</text:p>
        </text:list-item>
      </text:list>
      <text:p text:style-name="Text_20_body">Do NOT show:</text:p>
      <text:list text:style-name="L51">
        <text:list-item>
          <text:p text:style-name="P55">Solution view</text:p>
        </text:list-item>
        <text:list-item>
          <text:p text:style-name="P55">Solution download</text:p>
        </text:list-item>
        <text:list-item>
          <text:p text:style-name="P55">TutorialVideoLink</text:p>
        </text:list-item>
        <text:list-item>
          <text:p text:style-name="P55">SimulationLink</text:p>
        </text:list-item>
      </text:list>
      <text:p text:style-name="Text_20_body">Reason:<text:line-break/>Storage in COLD partition.<text:line-break/>Only summary retained in Firestore.</text:p>
      <text:p text:style-name="Horizontal_20_Line"><text:soft-page-break/></text:p>
      <text:h text:style-name="Heading_20_1" text:outline-level="1">4️⃣ PERFORMANCE SECTION</text:h>
      <text:p text:style-name="Text_20_body">Purpose:<text:line-break/>Longitudinal growth visualization.</text:p>
      <text:p text:style-name="Horizontal_20_Line"/>
      <text:h text:style-name="Heading_20_2" text:outline-level="2">🟢 L0</text:h>
      <text:p text:style-name="Text_20_body">Per test:</text:p>
      <text:list text:style-name="L52">
        <text:list-item>
          <text:p text:style-name="P56">Raw %</text:p>
        </text:list-item>
        <text:list-item>
          <text:p text:style-name="P56">Accuracy %</text:p>
        </text:list-item>
        <text:list-item>
          <text:p text:style-name="P56">Time Spent</text:p>
        </text:list-item>
        <text:list-item>
          <text:p text:style-name="P56">Rank</text:p>
        </text:list-item>
      </text:list>
      <text:p text:style-name="Text_20_body">Charts:</text:p>
      <text:list text:style-name="L53">
        <text:list-item>
          <text:p text:style-name="P57">Raw % Trend</text:p>
        </text:list-item>
        <text:list-item>
          <text:p text:style-name="P57">Accuracy % Trend</text:p>
        </text:list-item>
      </text:list>
      <text:p text:style-name="Text_20_body">Two-line combo chart only.</text:p>
      <text:p text:style-name="Horizontal_20_Line"/>
      <text:h text:style-name="Heading_20_2" text:outline-level="2">🟡 L1 Adds</text:h>
      <text:list text:style-name="L54">
        <text:list-item>
          <text:p text:style-name="P58">Phase Adherence Trend</text:p>
        </text:list-item>
        <text:list-item>
          <text:p text:style-name="P58">Easy Neglect Frequency</text:p>
        </text:list-item>
        <text:list-item>
          <text:p text:style-name="P58">Hard Bias Frequency</text:p>
        </text:list-item>
        <text:list-item>
          <text:p text:style-name="P58">Topic Performance Breakdown</text:p>
        </text:list-item>
        <text:list-item>
          <text:p text:style-name="P58">Time Allocation Chart</text:p>
        </text:list-item>
      </text:list>
      <text:p text:style-name="Horizontal_20_Line"/>
      <text:h text:style-name="Heading_20_2" text:outline-level="2">🔵 L2 Adds</text:h>
      <text:list text:style-name="L55">
        <text:list-item>
          <text:p text:style-name="P59">Risk State Timeline</text:p>
        </text:list-item>
        <text:list-item>
          <text:p text:style-name="P59">Discipline Index Trend</text:p>
        </text:list-item>
        <text:list-item>
          <text:p text:style-name="P59">Guess Rate Trend</text:p>
        </text:list-item>
        <text:list-item>
          <text:p text:style-name="P59">MinTime Violation %</text:p>
        </text:list-item>
        <text:list-item>
          <text:p text:style-name="P59">MaxTime Violation % (Hard Mode)</text:p>
        </text:list-item>
        <text:list-item>
          <text:p text:style-name="P59">Controlled Mode Comparison</text:p>
        </text:list-item>
      </text:list>
      <text:p text:style-name="Text_20_body"><text:soft-page-break/>All precomputed.</text:p>
      <text:p text:style-name="Horizontal_20_Line"/>
      <text:h text:style-name="Heading_20_1" text:outline-level="1">5️⃣ INSIGHTS (L1+)</text:h>
      <text:p text:style-name="Text_20_body">Purpose:<text:line-break/>Reflective intelligence.</text:p>
      <text:p text:style-name="Text_20_body">Show:</text:p>
      <text:list text:style-name="L56">
        <text:list-item>
          <text:p text:style-name="P60">Most Frequent Behavior Pattern</text:p>
        </text:list-item>
        <text:list-item>
          <text:p text:style-name="P60">Topic Weakness Summary</text:p>
        </text:list-item>
        <text:list-item>
          <text:p text:style-name="P60">Late-Phase Drop Indicator</text:p>
        </text:list-item>
        <text:list-item>
          <text:p text:style-name="P60">Rushed Pattern Frequency</text:p>
        </text:list-item>
        <text:list-item>
          <text:p text:style-name="P60">Skip Burst Indicator</text:p>
        </text:list-item>
      </text:list>
      <text:p text:style-name="Text_20_body">Tone:<text:line-break/>Constructive.</text:p>
      <text:p text:style-name="Text_20_body">Example:</text:p>
      <text:p text:style-name="Text_20_body">“You gain highest accuracy when pacing evenly.”</text:p>
      <text:p text:style-name="Text_20_body">No red alert styling.</text:p>
      <text:p text:style-name="Horizontal_20_Line"/>
      <text:h text:style-name="Heading_20_1" text:outline-level="1">6️⃣ DISCIPLINE (L2+)</text:h>
      <text:p text:style-name="Text_20_body">Purpose:<text:line-break/>Execution maturity tracking.</text:p>
      <text:p text:style-name="Text_20_body">Display:</text:p>
      <text:list text:style-name="L57">
        <text:list-item>
          <text:p text:style-name="P61">Discipline Index (0–100)</text:p>
        </text:list-item>
        <text:list-item>
          <text:p text:style-name="P61">Phase Compliance %</text:p>
        </text:list-item>
        <text:list-item>
          <text:p text:style-name="P61">Controlled Mode Improvement %</text:p>
        </text:list-item>
        <text:list-item>
          <text:p text:style-name="P61">Overstay Frequency</text:p>
        </text:list-item>
        <text:list-item>
          <text:p text:style-name="P61">Guess Probability Cluster</text:p>
        </text:list-item>
      </text:list>
      <text:p text:style-name="Text_20_body">Mini progress bars.</text:p>
      <text:p text:style-name="Text_20_body">No heavy charts.</text:p>
      <text:p text:style-name="Horizontal_20_Line"/>
      <text:h text:style-name="Heading_20_1" text:outline-level="1"><text:soft-page-break/>7️⃣ PROFILE &amp; SETTINGS</text:h>
      <text:list text:style-name="L58">
        <text:list-item>
          <text:p text:style-name="P62">Name</text:p>
        </text:list-item>
        <text:list-item>
          <text:p text:style-name="P62">Email</text:p>
        </text:list-item>
        <text:list-item>
          <text:p text:style-name="P62">Batch</text:p>
        </text:list-item>
        <text:list-item>
          <text:p text:style-name="P62">Academic Year</text:p>
        </text:list-item>
        <text:list-item>
          <text:p text:style-name="P62">Change Password</text:p>
        </text:list-item>
        <text:list-item>
          <text:p text:style-name="P62">Logout</text:p>
        </text:list-item>
      </text:list>
      <text:p text:style-name="Text_20_body">Performance data not editable.</text:p>
      <text:p text:style-name="Horizontal_20_Line"/>
      <text:h text:style-name="Heading_20_1" text:outline-level="1">8️⃣ DATA FLOW (STUDENT SIDE)</text:h>
      <text:p text:style-name="Preformatted_20_Text"><text:span text:style-name="Source_20_Text">Session Completed</text:span></text:p>
      <text:p text:style-name="Preformatted_20_Text"><text:span text:style-name="Source_20_Text">↓</text:span></text:p>
      <text:p text:style-name="Preformatted_20_Text"><text:span text:style-name="Source_20_Text">runAnalytics updated</text:span></text:p>
      <text:p text:style-name="Preformatted_20_Text"><text:span text:style-name="Source_20_Text">↓</text:span></text:p>
      <text:p text:style-name="Preformatted_20_Text"><text:span text:style-name="Source_20_Text">studentYearMetrics updated</text:span></text:p>
      <text:p text:style-name="Preformatted_20_Text"><text:span text:style-name="Source_20_Text">↓</text:span></text:p>
      <text:p text:style-name="P1"><text:span text:style-name="Source_20_Text">Portal reflects new summary</text:span></text:p>
      <text:p text:style-name="Text_20_body">Portal never reads:</text:p>
      <text:list text:style-name="L59">
        <text:list-item>
          <text:p text:style-name="P63">session logs</text:p>
        </text:list-item>
        <text:list-item>
          <text:p text:style-name="P63">per-question timestamps</text:p>
        </text:list-item>
        <text:list-item>
          <text:p text:style-name="P63">raw answer arrays</text:p>
        </text:list-item>
      </text:list>
      <text:p text:style-name="Text_20_body">Only:</text:p>
      <text:list text:style-name="L60">
        <text:list-item>
          <text:p text:style-name="P64">summary docs</text:p>
        </text:list-item>
        <text:list-item>
          <text:p text:style-name="P64">per-run aggregated metrics</text:p>
        </text:list-item>
      </text:list>
      <text:p text:style-name="Horizontal_20_Line"/>
      <text:h text:style-name="Heading_20_1" text:outline-level="1">9️⃣ SCORE REPLACEMENT RULE (GLOBAL)</text:h>
      <text:p text:style-name="Text_20_body">Everywhere in student portal:</text:p>
      <text:p text:style-name="Text_20_body">Replace:</text:p>
      <text:p text:style-name="Text_20_body">❌ Score<text:line-break/>With:</text:p>
      <text:p text:style-name="Text_20_body">✔ Raw Score %<text:line-break/>✔ Accuracy %</text:p>
      <text:p text:style-name="Text_20_body"><text:soft-page-break/>Combined display example:</text:p>
      <text:p text:style-name="P1"><text:span text:style-name="Source_20_Text">Raw: 72% <text:s text:c="2"/>| <text:s text:c="2"/>Accuracy: 81%</text:span></text:p>
      <text:p text:style-name="Text_20_body">Never show raw marks cumulative across tests.</text:p>
      <text:p text:style-name="Horizontal_20_Line"/>
      <text:h text:style-name="Heading_20_1" text:outline-level="1">🔟 MOTIVATIONAL DESIGN STRATEGY</text:h>
      <text:p text:style-name="Text_20_body">Student Portal must:</text:p>
      <text:list text:style-name="L61">
        <text:list-item>
          <text:p text:style-name="P65">Highlight improvement</text:p>
        </text:list-item>
        <text:list-item>
          <text:p text:style-name="P65">Show progress trends</text:p>
        </text:list-item>
        <text:list-item>
          <text:p text:style-name="P65">Avoid harsh labels</text:p>
        </text:list-item>
        <text:list-item>
          <text:p text:style-name="P65">Show next available test prominently</text:p>
        </text:list-item>
        <text:list-item>
          <text:p text:style-name="P65">Encourage participation</text:p>
        </text:list-item>
      </text:list>
      <text:p text:style-name="Text_20_body">Add dynamic banner:</text:p>
      <text:p text:style-name="Text_20_body">“No test in progress. Next test available tomorrow at 5 PM.”</text:p>
      <text:p text:style-name="Text_20_body">Or:</text:p>
      <text:p text:style-name="Text_20_body">“You’ve completed 4 tests this month. Keep going!”</text:p>
      <text:p text:style-name="Horizontal_20_Line"/>
      <text:h text:style-name="Heading_20_1" text:outline-level="1">1️⃣1️⃣ PERFORMANCE REQUIREMENTS</text:h>
      <text:list text:style-name="L62">
        <text:list-item>
          <text:p text:style-name="P66">Load &lt; 300ms</text:p>
        </text:list-item>
        <text:list-item>
          <text:p text:style-name="P66">Use summary docs only</text:p>
        </text:list-item>
        <text:list-item>
          <text:p text:style-name="P66">Paginate completed tests</text:p>
        </text:list-item>
        <text:list-item>
          <text:p text:style-name="P66">Lazy-load solution images</text:p>
        </text:list-item>
        <text:list-item>
          <text:p text:style-name="P66">Do not load all solution images at once</text:p>
        </text:list-item>
        <text:list-item>
          <text:p text:style-name="P66">Use CDN caching for images</text:p>
        </text:list-item>
      </text:list>
      <text:p text:style-name="Horizontal_20_Line"/>
      <text:h text:style-name="Heading_20_1" text:outline-level="1">1️⃣2️⃣ SECURITY RULES</text:h>
      <text:list text:style-name="L63">
        <text:list-item>
          <text:p text:style-name="P67">Student cannot access Question Bank</text:p>
        </text:list-item>
        <text:list-item>
          <text:p text:style-name="P67">Student cannot view other students’ data</text:p>
        </text:list-item>
        <text:list-item>
          <text:p text:style-name="P67">Session access via signed token only</text:p>
        </text:list-item>
        <text:list-item>
          <text:p text:style-name="P67">Archived solution data not accessible</text:p>
        </text:list-item>
        <text:list-item>
          <text:p text:style-name="P67"><text:soft-page-break/>No URL-based direct question access</text:p>
        </text:list-item>
      </text:list>
      <text:p text:style-name="Horizontal_20_Line"/>
      <text:h text:style-name="Heading_20_1" text:outline-level="1">1️⃣3️⃣ HOT–WARM–COLD ALIGNMENT</text:h>
      <text:p text:style-name="Text_20_body">HOT:</text:p>
      <text:list text:style-name="L64">
        <text:list-item>
          <text:p text:style-name="P68">Current year studentYearMetrics</text:p>
        </text:list-item>
        <text:list-item>
          <text:p text:style-name="P68">Active runs</text:p>
        </text:list-item>
        <text:list-item>
          <text:p text:style-name="P68">Current runAnalytics</text:p>
        </text:list-item>
      </text:list>
      <text:p text:style-name="Text_20_body">WARM:</text:p>
      <text:list text:style-name="L65">
        <text:list-item>
          <text:p text:style-name="P69">Completed runs (current year)</text:p>
        </text:list-item>
      </text:list>
      <text:p text:style-name="Text_20_body">COLD:</text:p>
      <text:list text:style-name="L66">
        <text:list-item>
          <text:p text:style-name="P70">Archived sessions in BigQuery</text:p>
        </text:list-item>
        <text:list-item>
          <text:p text:style-name="P70">Only summary retained in Firestore</text:p>
        </text:list-item>
        <text:list-item>
          <text:p text:style-name="P70">No solution access</text:p>
        </text:list-item>
      </text:list>
      <text:p text:style-name="Horizontal_20_Line"/>
      <text:h text:style-name="Heading_20_1" text:outline-level="1">FINAL STUDENT PORTAL SUMMARY</text:h>
      <text:p text:style-name="Text_20_body">Student Portal now provides:</text:p>
      <text:p text:style-name="Text_20_body">✔ Motivating dashboard<text:line-break/>✔ Raw % + Accuracy % everywhere<text:line-break/>✔ Testwise solution view (current year only)<text:line-break/>✔ TutorialVideoLink integration<text:line-break/>✔ SimulationLink integration<text:line-break/>✔ Archived test summary only<text:line-break/>✔ Behavior insight (L1+)<text:line-break/>✔ Discipline tracking (L2+)<text:line-break/>✔ Zero raw session exposure<text:line-break/>✔ HOT–WARM–COLD aligned storage</text:p>
      <text:p text:style-name="Text_20_body">The student experience becomes:</text:p>
      <text:p text:style-name="Text_20_body">Operational → Reflective → Disciplined → Motivated</text:p>
      <text:p text:style-name="Horizontal_20_Line"/>
      <text:p text:style-name="Text_20_body">If you want next, we can now formalize:</text:p>
      <text:list text:style-name="L67">
        <text:list-item>
          <text:p text:style-name="P71">🧪 Full Test Execution Portal (exam domain)</text:p>
        </text:list-item>
        <text:list-item>
          <text:p text:style-name="P71">🔐 Student-side security architecture</text:p>
        </text:list-item>
        <text:list-item>
          <text:p text:style-name="P71">🧠 Student AI Monthly Summary logic</text:p>
        </text:list-item>
        <text:list-item>
          <text:p text:style-name="P71"><text:soft-page-break/>📊 Guardian email template structure</text:p>
        </text:list-item>
        <text:list-item>
          <text:p text:style-name="P71">⚡ Real-time enforcement engine (L2 Hard Mode)</text:p>
        </text:list-item>
      </text:list>
      <text:p text:style-name="Text_20_body">Tell me which student-side layer to engineer next.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3:34:52.678000000</meta:creation-date>
    <dc:date>2026-02-27T22:08:51.836255096</dc:date>
    <meta:editing-duration>PT29M36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1" meta:paragraph-count="261" meta:word-count="1041" meta:character-count="6102" meta:non-whitespace-character-count="5452"/>
  </office:meta>
</office:document-meta>
</file>